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0f80"/>
    </style:style>
    <style:style style:name="T1" style:family="text">
      <style:text-properties officeooo:rsid="00120f80"/>
    </style:style>
    <style:style style:name="T2" style:family="text">
      <style:text-properties officeooo:rsid="00129e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elem analizy jest przedstawienie danych </text:span><text:span text:style-name="T2">Tmin i Tmax</text:span><text:span text:style-name="T1"> </text:span><text:span text:style-name="T2">z miesięcy</text:span><text:span text:style-name="T1"> 1-12 w </text:span>1957 <text:span text:style-name="T1">roku zmierzonych przez stację </text:span>MX00001700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23:18:32.610356289</meta:creation-date>
    <dc:date>2021-10-18T23:26:41.649977017</dc:date>
    <meta:editing-duration>PT8M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" meta:word-count="18" meta:character-count="117" meta:non-whitespace-character-count="100"/>
  </office:meta>
</office:document-meta>
</file>